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orationOverlayIcon.DecorationOverlayIcon( Image baseImage , ImageDescriptor overlayImage , int quadr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corationOverlayIcon.drawCompositeImage( int width , int h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corationOverlayIcon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ionOverlayIcon.getTransparentPix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